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1F486D5C633ABA266A9.png" manifest:media-type="image/png"/>
  <manifest:file-entry manifest:full-path="Pictures/1000020100000556000001F43D4AFF6EE917FCF9.png" manifest:media-type="image/png"/>
  <manifest:file-entry manifest:full-path="Pictures/1000020100000556000001F4E14F8452221AC275.png" manifest:media-type="image/png"/>
  <manifest:file-entry manifest:full-path="Pictures/1000020100000556000001F445BBBFFCD81F0D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887cm" svg:height="5.51cm" svg:x="1.8cm" svg:y="3.3cm">
          <draw:image xlink:href="Pictures/1000020100000556000001F4E14F8452221AC275.png" xlink:type="simple" xlink:show="embed" xlink:actuate="onLoad">
            <text:p/>
          </draw:image>
        </draw:frame>
        <draw:frame draw:style-name="gr1" draw:text-style-name="P1" draw:layer="layout" svg:width="12.887cm" svg:height="5.51cm" svg:x="1.801cm" svg:y="9.028cm">
          <draw:image xlink:href="Pictures/1000020100000556000001F445BBBFFCD81F0D4A.png" xlink:type="simple" xlink:show="embed" xlink:actuate="onLoad">
            <text:p/>
          </draw:image>
        </draw:frame>
        <draw:frame draw:style-name="gr1" draw:text-style-name="P1" draw:layer="layout" svg:width="12.887cm" svg:height="5.51cm" svg:x="15.012cm" svg:y="3.3cm">
          <draw:image xlink:href="Pictures/1000020100000556000001F43D4AFF6EE917FCF9.png" xlink:type="simple" xlink:show="embed" xlink:actuate="onLoad">
            <text:p/>
          </draw:image>
        </draw:frame>
        <draw:frame draw:style-name="gr1" draw:text-style-name="P1" draw:layer="layout" svg:width="12.887cm" svg:height="5.51cm" svg:x="15.013cm" svg:y="9.007cm">
          <draw:image xlink:href="Pictures/1000020100000556000001F486D5C633ABA266A9.png" xlink:type="simple" xlink:show="embed" xlink:actuate="onLoad">
            <text:p/>
          </draw:image>
        </draw:frame>
        <draw:frame draw:style-name="gr2" draw:text-style-name="P2" draw:layer="layout" svg:width="7.9cm" svg:height="1.1cm" svg:x="1.1cm" svg:y="18.8cm">
          <draw:text-box>
            <text:p>Conversión(3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03:32.090311557</meta:creation-date>
    <dc:date>2020-05-12T23:13:35.722638361</dc:date>
    <meta:editing-duration>PT10M3S</meta:editing-duration>
    <meta:editing-cycles>1</meta:editing-cycles>
    <meta:document-statistic meta:object-count="5"/>
    <meta:generator>LibreOffice/6.0.7.3$Linux_X86_64 LibreOffice_project/00m0$Build-3</meta:generator>
  </office:meta>
</office:document-meta>
</file>